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4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Levi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5 June 1857</text:p>
      <text:p text:style-name="P2">Month<text:tab/><text:tab/><text:tab/><text:tab/><text:tab/><text:tab/>June</text:p>
      <text:p text:style-name="P2">Year<text:tab/><text:tab/><text:tab/><text:tab/><text:tab/><text:tab/>185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Orleans</text:p>
      <text:p text:style-name="P2">State<text:tab/><text:tab/><text:tab/><text:tab/><text:tab/><text:tab/>Louisian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Y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New Orleans June 5</text:span><text:span text:style-name="T2">th</text:span><text:span text:style-name="T1"> 57/</text:span></text:p>
      <text:p text:style-name="P2"><text:span text:style-name="T1">Revd S. Morais/</text:span></text:p>
      <text:p text:style-name="P2"><text:span text:style-name="T1">#286 North 6</text:span><text:span text:style-name="T2">th</text:span><text:span text:style-name="T1"> Street/</text:span></text:p>
      <text:p text:style-name="P2"><text:span text:style-name="T1"><text:tab/>Philadelphia/</text:span></text:p>
      <text:p text:style-name="P2"><text:span text:style-name="T1"><text:tab/><text:tab/><text:tab/><text:tab/>Dear Sir/</text:span></text:p>
      <text:p text:style-name="P2"><text:span text:style-name="T1"><text:tab/><text:tab/><text:tab/><text:tab/><text:tab/>A circular/ from the Committee of the </text:span><text:span text:style-name="T4">“</text:span><text:span text:style-name="T3">Jewish Foster Home</text:span><text:span text:style-name="T4">”/ of Philadelphia, soliciting aid in behalf of that/ Institution &amp; having been addressed to me and/ received; I beg to request in reply, that you will place/ my name amongst the list of your contributors/ for the sum of Twenty five Dollars each year for the/ next four years (in all One Hundred Dollars)/ and hereby authorize you or any member of the committe[sic]/ whom you may appoint for the purpose to draw upon me once each/ year for the amount of my yearly subscription $25.00/ to commence from the present year. <text:s/>This subscription to/ hold good in th event of my death previous to the expiration/ of the period named against my estate./</text:span></text:p>
      <text:p text:style-name="P2"><text:span text:style-name="T4"><text:tab/>Trusting your “Home” will receive all/ the support and patronage which it merits, and/ realize the most sanguine hopes of its most sincere/ and zealous friends./</text:span></text:p>
      <text:p text:style-name="P2"><text:span text:style-name="T4"><text:tab/><text:tab/><text:tab/><text:tab/><text:tab/><text:tab/><text:tab/><text:tab/>I remain Dear Sir/</text:span></text:p>
      <text:p text:style-name="P2"><text:span text:style-name="T4"><text:tab/><text:tab/><text:tab/><text:tab/><text:tab/><text:tab/><text:tab/><text:tab/>Your Most Obdt Srvt/</text:span></text:p>
      <text:p text:style-name="P2"><text:span text:style-name="T4"><text:tab/><text:tab/><text:tab/><text:tab/><text:tab/><text:tab/><text:tab/><text:tab/><text:tab/>A Levi/</text:span></text:p>
      <text:p text:style-name="P2"><text:span text:style-name="T4"><text:tab/><text:tab/><text:tab/><text:tab/><text:tab/><text:tab/><text:tab/><text:tab/>of the firm of/ Harris &amp; Levi/ N. O./</text:span></text:p>
      <text:p text:style-name="P2"><text:span text:style-name="T4"/></text:p>
      <text:p text:style-name="P2"><text:span text:style-name="T4">[Page 2]</text:span></text:p>
      <text:p text:style-name="P2"><text:span text:style-name="T4">Revd. S. Morais/</text:span></text:p>
      <text:p text:style-name="P2"><text:span text:style-name="T4">No 286 North Sixth Street/</text:span></text:p>
      <text:p text:style-name="P2"><text:span text:style-name="T4"><text:tab/>Philadelphia/</text:span></text:p>
      <text:p text:style-name="P2"><text:span text:style-name="T4"><text:tab/><text:tab/>P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12:18:30</meta:creation-date>
    <dc:date>2009-04-22T12:35:37</dc:date>
    <dc:language>en-US</dc:language>
    <meta:editing-cycles>2</meta:editing-cycles>
    <meta:editing-duration>PT17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7" meta:word-count="361" meta:character-count="2413"/>
  </office:meta>
</office:document-meta>
</file>